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0.9921in" svg:height="0.3512in" svg:x="3.678in" svg:y="0.4035in"><text:p text:style-name="P1">Ознака 1</text:p></draw:rect><draw:rect draw:style-name="gr2" draw:text-style-name="P1" svg:width="0.9913in" svg:height="0.3512in" svg:x="2.2461in" svg:y="0.7819in"><text:p text:style-name="P1">Етап 1</text:p></draw:rect><draw:rect draw:style-name="gr2" draw:text-style-name="P1" svg:width="0.9913in" svg:height="0.3516in" svg:x="3.6882in" svg:y="1.5209in"><text:p text:style-name="P1">Ознака M</text:p></draw:rect><draw:rect draw:style-name="gr2" draw:text-style-name="P1" svg:width="1.1323in" svg:height="0.3512in" svg:x="4.9799in" svg:y="0.0055in"><text:p text:style-name="P1">Прямокутник 1</text:p></draw:rect><draw:line draw:style-name="gr3" draw:text-style-name="P1" svg:x1="1.6256in" svg:y1="1.9209in" svg:x2="2.2465in" svg:y2="0.9453in"><text:p/></draw:line><draw:line draw:style-name="gr3" draw:text-style-name="P1" svg:x1="1.6256in" svg:y1="1.9217in" svg:x2="2.2465in" svg:y2="2.1772in"><text:p/></draw:line><draw:line draw:style-name="gr3" draw:text-style-name="P1" svg:x1="2.2465in" svg:y1="2.9732in" svg:x2="1.6256in" svg:y2="1.9217in"><text:p/></draw:line><draw:line draw:style-name="gr3" draw:text-style-name="P1" svg:x1="3.2374in" svg:y1="0.9744in" svg:x2="3.678in" svg:y2="0.6685in"><text:p/></draw:line><draw:line draw:style-name="gr3" draw:text-style-name="P1" svg:x1="3.2374in" svg:y1="0.9744in" svg:x2="3.6882in" svg:y2="1.6945in"><text:p/></draw:line><draw:line draw:style-name="gr3" draw:text-style-name="P1" svg:x1="4.6701in" svg:y1="0.5665in" svg:x2="4.9807in" svg:y2="0.2799in"><text:p/></draw:line><draw:line draw:style-name="gr3" draw:text-style-name="P1" svg:x1="4.6701in" svg:y1="0.5669in" svg:x2="5.0106in" svg:y2="0.7091in"><text:p/></draw:line><draw:rect draw:style-name="gr2" draw:text-style-name="P1" svg:width="0.9913in" svg:height="0.3504in" svg:x="3.6882in" svg:y="0.9744in"><text:p text:style-name="P1">...</text:p></draw:rect><draw:rect draw:style-name="gr2" draw:text-style-name="P1" svg:width="1.1224in" svg:height="0.3512in" svg:x="4.9799in" svg:y="0.5264in"><text:p text:style-name="P1">Прямокутник 2</text:p></draw:rect><draw:rect draw:style-name="gr2" draw:text-style-name="P1" svg:width="1.1224in" svg:height="0.3504in" svg:x="4.9799in" svg:y="1.0283in"><text:p text:style-name="P1">Прямокутник 3</text:p></draw:rect><draw:line draw:style-name="gr3" draw:text-style-name="P1" svg:x1="4.6701in" svg:y1="0.5669in" svg:x2="4.9807in" svg:y2="1.1921in"><text:p/></draw:line><draw:line draw:style-name="gr3" draw:text-style-name="P1" svg:x1="3.2374in" svg:y1="0.9744in" svg:x2="3.6882in" svg:y2="1.1925in"><text:p/></draw:line><draw:rect draw:style-name="gr2" draw:text-style-name="P1" svg:width="0.9913in" svg:height="0.3512in" svg:x="2.2461in" svg:y="2.7902in"><text:p text:style-name="P1">Етап N</text:p></draw:rect><draw:rect draw:style-name="gr2" draw:text-style-name="P1" svg:width="0.9921in" svg:height="0.3504in" svg:x="0.6327in" svg:y="1.7583in"><text:p text:style-name="P1">Каскад</text:p></draw:rect><draw:rect draw:style-name="gr2" draw:text-style-name="P1" svg:width="0.9913in" svg:height="0.3516in" svg:x="2.2461in" svg:y="2.0228in"><text:p text:style-name="P1">...</text:p></draw:rect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6-03T00:28:58</meta:creation-date>
    <dc:date>2013-06-03T00:29:16</dc:date>
    <dc:creator>olehp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